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.6cm" svg:height="1.7cm" svg:x="17.2cm" svg:y="15.5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9.9cm" svg:height="8.3cm" svg:x="8.6cm" svg:y="1.2cm">
          <text:p text:style-name="P2"><text:span text:style-name="T1">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2cm" svg:height="2.348cm" svg:x="17.3cm" svg:y="6.452cm">
          <text:p text:style-name="P2"><text:span text:style-name="T1">CHAP_*/main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7.1cm" svg:height="2.348cm" svg:x="9.6cm" svg:y="6.5cm">
          <text:p text:style-name="P2"><text:span text:style-name="T1">main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8.8cm" svg:height="2.348cm" svg:x="9.5cm" svg:y="3.652cm">
          <text:p text:style-name="P2"><text:span text:style-name="T1">bookinfo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7.1cm" svg:height="2.348cm" svg:x="18.9cm" svg:y="3.6cm">
          <text:p text:style-name="P2"><text:span text:style-name="T1">preface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" draw:id="id2" draw:layer="layout" svg:width="8.8cm" svg:height="2.348cm" svg:x="13.9cm" svg:y="12.6cm">
          <text:p text:style-name="P2"><text:span text:style-name="T1">HTML/*.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4.5cm" svg:height="3.9cm" svg:x="16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9.6cm" svg:height="2.9cm" svg:x="8.8cm" svg:y="18.4cm">
          <text:p text:style-name="P2"><text:span text:style-name="T1">http://jats-ug.metasepi.org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5cm" svg:height="4.3cm" svg:x="16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1" draw:id="id1" draw:layer="layout" svg:width="4.1cm" svg:height="4.1cm" svg:x="1.5cm" svg:y="3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3.55cm" svg:y1="7.4cm" svg:x2="13.9cm" svg:y2="13.774cm" draw:start-shape="id1" draw:start-glue-point="8" draw:end-shape="id2" draw:end-glue-point="5" svg:d="m3550 7400c0 4250 3450 6374 10350 6374" svg:viewBox="0 0 10351 6375">
          <text:p/>
        </draw:connector>
        <draw:connector draw:style-name="gr5" draw:text-style-name="P2" draw:layer="layout" draw:type="curve" svg:x1="5.6cm" svg:y1="5.35cm" svg:x2="8.6cm" svg:y2="5.35cm" draw:start-shape="id1" draw:end-shape="id3" svg:d="m5600 5350h3000" svg:viewBox="0 0 3001 1">
          <text:p/>
        </draw:connector>
        <draw:custom-shape draw:style-name="gr4" draw:text-style-name="P2" xml:id="id4" draw:id="id4" draw:layer="layout" svg:width="4.1cm" svg:height="4.1cm" svg:x="1.5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5.6cm" svg:y1="16.35cm" svg:x2="17.2cm" svg:y2="16.35cm" draw:start-shape="id4" draw:start-glue-point="10" draw:end-shape="id5" draw:end-glue-point="3" svg:d="m5600 16350h11600" svg:viewBox="0 0 11601 1">
          <text:p/>
        </draw:connector>
        <draw:frame draw:style-name="gr6" draw:text-style-name="P1" draw:layer="layout" svg:width="5.375cm" svg:height="3.07cm" svg:x="1.1cm" svg:y="18.4cm">
          <draw:text-box>
            <text:p text:style-name="P2"><text:span text:style-name="T1">JATS-UG</text:span></text:p>
            <text:p text:style-name="P2"><text:span text:style-name="T1">メンバー</text:span></text:p>
          </draw:text-box>
        </draw:frame>
        <draw:frame draw:style-name="gr6" draw:text-style-name="P1" draw:layer="layout" svg:width="3.677cm" svg:height="1.593cm" svg:x="1.8cm" svg:y="1.6cm">
          <draw:text-box>
            <text:p text:style-name="P2"><text:span text:style-name="T1">翻訳者</text:span></text:p>
          </draw:text-box>
        </draw:frame>
        <draw:frame draw:style-name="gr6" draw:text-style-name="P1" draw:layer="layout" svg:width="2.619cm" svg:height="1.593cm" svg:x="5.681cm" svg:y="5.607cm">
          <draw:text-box>
            <text:p text:style-name="P2"><text:span text:style-name="T1">翻訳</text:span></text:p>
          </draw:text-box>
        </draw:frame>
        <draw:frame draw:style-name="gr6" draw:text-style-name="P1" draw:layer="layout" svg:width="7.91cm" svg:height="1.593cm" svg:x="5.9cm" svg:y="10.607cm">
          <draw:text-box>
            <text:p text:style-name="P2"><text:span text:style-name="T1">翻訳結果の確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6T21:42:51.963831845</dc:date>
    <dc:creator>Okabe Kiwamu</dc:creator>
    <meta:editing-duration>PT2H23M24S</meta:editing-duration>
    <meta:editing-cycles>185</meta:editing-cycles>
    <meta:generator>LibreOffice/4.1.4.2$Linux_X86_64 LibreOffice_project/410m0$Build-2</meta:generator>
    <meta:document-statistic meta:object-count="19"/>
  </office:meta>
</office:document-meta>
</file>